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52in"/>
    </style:style>
    <style:style style:name="co2" style:family="table-column">
      <style:table-column-properties fo:break-before="auto" style:column-width="4.2409in"/>
    </style:style>
    <style:style style:name="co3" style:family="table-column">
      <style:table-column-properties fo:break-before="auto" style:column-width="10.2925in"/>
    </style:style>
    <style:style style:name="co4" style:family="table-column">
      <style:table-column-properties fo:break-before="auto" style:column-width="4.4193in"/>
    </style:style>
    <style:style style:name="co5" style:family="table-column">
      <style:table-column-properties fo:break-before="auto" style:column-width="0.8236in"/>
    </style:style>
    <style:style style:name="ro1" style:family="table-row">
      <style:table-row-properties style:row-height="0.448in" fo:break-before="auto" style:use-optimal-row-height="false"/>
    </style:style>
    <style:style style:name="ro2" style:family="table-row">
      <style:table-row-properties style:row-height="0.7083in" fo:break-before="auto" style:use-optimal-row-height="false"/>
    </style:style>
    <style:style style:name="ro3" style:family="table-row">
      <style:table-row-properties style:row-height="7.792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44546a" style:rotation-align="none"/>
      <style:text-properties fo:color="#ffffff" style:text-outline="false" style:text-line-through-style="none" style:text-line-through-type="none" style:font-name="Liberation Serif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" style:family="table-cell" style:parent-style-name="Default">
      <style:text-properties style:font-name="Liberation Serif" fo:font-size="15pt" style:font-size-asian="15pt" style:font-size-complex="15pt"/>
    </style:style>
    <style:style style:name="ce4" style:family="table-cell" style:parent-style-name="Default">
      <style:table-cell-properties fo:background-color="#44546a" style:text-align-source="value-type" style:repeat-content="false" fo:wrap-option="wrap" style:direction="ltr" style:rotation-angle="0" style:rotation-align="none" style:shrink-to-fit="tru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erif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tru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212529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Liberation Serif" fo:font-size="15pt" style:font-size-asian="15pt" style:font-size-complex="15pt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Nom du tiers _First name and surname</text:p>
          </table:table-cell>
          <table:table-cell table:style-name="ce4" office:value-type="string" calcext:value-type="string">
            <text:p>Poste du tiers_job Title</text:p>
          </table:table-cell>
          <table:table-cell table:style-name="ce4" office:value-type="string" calcext:value-type="string">
            <text:p>Compétences_competencies</text:p>
          </table:table-cell>
          <table:table-cell table:style-name="ce4" office:value-type="string" calcext:value-type="string">
            <text:p>Output besoin- result of algo or potential (based on data in DB)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Jean-Paul T.</text:p>
          </table:table-cell>
          <table:table-cell table:style-name="ce5" office:value-type="string" calcext:value-type="string">
            <text:p>Chef De Projet Dynamics Crm - Moe - Moa - Tma</text:p>
          </table:table-cell>
          <table:table-cell table:style-name="ce5" office:value-type="string" calcext:value-type="string">
            <text:p>CRM|Microsoft Dynamics CRM|TMA|Gestion de projet|MS Dynamics 365|Microsoft Sharepoint|Chef de Projet MOE|Project Manager|AMOA|Gestion de projet technique|Assurance IARD|ASP.NET|Banque|Gestion de projet web|MOE|Méthode agile|Management d'équipe|Spécifications fonctionnelles</text:p>
          </table:table-cell>
          <table:table-cell table:style-name="ce2" office:value-type="string" calcext:value-type="string">
            <text:p>result 1 of Chef de projet MOA facturation test J before algo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Ralph Morlé</text:p>
          </table:table-cell>
          <table:table-cell table:style-name="ce5" office:value-type="string" calcext:value-type="string">
            <text:p>Moa Gestion De Projets Avec Background Technique</text:p>
          </table:table-cell>
          <table:table-cell table:style-name="ce5" office:value-type="string" calcext:value-type="string">
            <text:p>Gestion de projet|MOA - Maitrise d'ouvrage|AMOA - Assistance à Maitrise d'Ouvrage|Systèmes d'Information|Spécifications fonctionnelles|Soft Skills|WEB|Gestion de projets (web et autres)|Transformation digitale|Méthode agile|PMO|Recette fonctionnelle|APPLE|WINDOWS|AMOA|Gestion de projet web|Gestion de projet technique|MOA|Conseil|Stratégie de communication|Communication digitale|Cahier des charges</text:p>
          </table:table-cell>
          <table:table-cell table:style-name="ce2" office:value-type="string" calcext:value-type="string">
            <text:p>result 1 of Chef de projet MOA facturation test J before algo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3">
          <table:table-cell office:value-type="string" calcext:value-type="string">
            <text:p>santiagolopes1978</text:p>
          </table:table-cell>
          <table:table-cell office:value-type="string" calcext:value-type="string">
            <text:p>"MOA / Responsable technique / Project manager spécialisé ERP / 14 ans d'expérience</text:p>
          </table:table-cell>
          <table:table-cell table:style-name="ce7" office:value-type="string" calcext:value-type="string">
            <text:p>MOA / Responsable technique / Project manager spécialisé ERP / 14 ans d'expérience",</text:p>
            <text:p>    "Compétences" : "Apporter un appui technique au chef de chantier|Connaissance des bases des DTU (Document Technique Unifié)|Détecter des besoins d'intervention supplémentaire avec le maître d'ouvrage|Dossier d'Intervention Ultérieure sur l'Ouvrage (DIUO)|Normes de la construction|Ordonnancement, Pilotage et Coordination des chantiers (OPC)|Organiser des réunions et des visites de chantier|Organiser les emplacements d'engins|Planifier les travaux|Présenter un dossier de chantier au chef de chantier et aux intervenants|Réaliser la gestion administrative et financière d'un chantier|Réceptionner un chantier avec un client|Règles d'intervention sur réseaux de distribution|Techniques de construction|Analyser un dysfonctionnement ou une non-conformité|Chiffrage/calcul de coût|Conception et Dessin Assistés par Ordinateur (CAO/DAO)|Contrôler la conformité de réalisation de fournisseurs, sous-traitants, prestataires|Coordonner les prestataires, fournisseurs, intervenants|Définir les moyens humains, matériels et financiers d'un projet|Logiciel de traitement de texte|Logiciel tableur|Outils bureautiques|Sélectionner des fournisseurs, sous-traitants, prestataires|Affecter le personnel sur des postes de travail|Contrôler l'application des obligations légales et réglementaires|Coordonner l'activité d'une équipe|Gérer le budget global d'une structure|Management|Management de la santé et de la sécurité au travail|Planifier l'activité du personnel|Contrôler l'application d'une réglementation|Contrôler la validité de qualification des moyens et des personnes (habilitation, autorisation, agrément)|Coordonner la sécurité d'un chantier|Former et sensibiliser les intervenants du chantier aux modalités, règles et consignes de sécurité et protection de la santé|Normes de sécurité des espaces et des établissements recevant du public|Règles et consignes de sécurité|Analyser des risques en matière de sécurité et santé au travail|Établir des éléments de facturation|Gestion budgétaire|Cahier des Clauses Administratives Particulières (CCAP)|Cahier des Clauses Techniques Particulières -CCTP-|Droit de l'urbanisme et de la construction|Contrôler la gestion des stocks|Suivre la gestion des zones de stockage|Évaluer les risques professionnels liés à un projet, à un chantier|Relever les infractions, non-conformités, risques à la sécurité et à la santé des personnels et les notifier aux maîtres d'ouvrage, entrepreneurs|Rédiger des documents techniques|Techniques de métré|Organisation et planification des activités|Analyse besoins client pour réalisation projets / concept|Animation réunions de chantier / coordination interventions|Application réglementation pour la sécurité des travailleurs|Constitution dossiers pour suivi réalisations en chantier|Émission de bons de commandes / émissions avenants|Gestion de documents pour suivi de chantier|Gestion des diagnostics avant travaux (amiante, pollution)|Mise en conformité existants par rapport à la réglementation|Préparation, lancement et Gestion appels d¿offres|Rédaction des CCTP et / ou descriptifs sommaires|Rédaction des PV de réceptions / Suivi des levées de réserve|Rédaction et diffusion des comptes rendus de réunions|Relevés côtes géomètre en milieu occupé et façades|Suivi de chantier jusqu'à réception et levée des réserves|Suivi financier complet / validation factures / CP / DGD|Suivi intégral des travaux neufs ou réhabilitations|Vérification conformité mises en ?uvre / cahier des charges|Vérification de la conformité administrative des entreprises|Visites locaux pour faisabilités en phase avec MOA / MOE</text:p>
          </table:table-cell>
          <table:table-cell table:style-name="ce2" office:value-type="string" calcext:value-type="string">
            <text:p>result 1 of Chef de projet MOA facturation test J before algo improvmen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dolphe Servieres</text:p>
          </table:table-cell>
          <table:table-cell table:style-name="ce5" office:value-type="string" calcext:value-type="string">
            <text:p>Directeur De Projet / Moa / Moe</text:p>
          </table:table-cell>
          <table:table-cell table:style-name="ce5" office:value-type="string" calcext:value-type="string">
            <text:p>Management d'équipe|Scrum|MOA|Gestion de projet|Spécifications fonctionnelles|problem solving|Méthode agile|outsourcing|Conduite du changement|Transformation digitale|Gestion de projet technique|Recette fonctionnelle|Gestion de projet web|AMOA|Cahier des charges</text:p>
          </table:table-cell>
          <table:table-cell table:style-name="ce2" office:value-type="string" calcext:value-type="string">
            <text:p>result 1 of Chef de projet MOA facturation test J before algo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Loïc Béard</text:p>
          </table:table-cell>
          <table:table-cell table:style-name="ce5" office:value-type="string" calcext:value-type="string">
            <text:p>Chef De Projet Moa Digital, Designer Pédagogique</text:p>
          </table:table-cell>
          <table:table-cell table:style-name="ce5" office:value-type="string" calcext:value-type="string">
            <text:p>Gestion de projet web|Designer Pédagogique|Articulate Storyline|E-learning|Kits multimédia|Serious Game|ingénieurie pédagogique|UI/UX Design|Design Thinking|design d'interface|Adobe Photoshop|Adobe Illustrator|chaine graphique|Adobe Flash|ActionScript|Wireframing|Prototype|Livrables SCORM|Responsive design|Application Mobile|Mobile</text:p>
          </table:table-cell>
          <table:table-cell table:style-name="ce2" office:value-type="string" calcext:value-type="string">
            <text:p>result 1 of Chef de projet MOA facturation test J before algo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Patricia Caceres</text:p>
          </table:table-cell>
          <table:table-cell table:style-name="ce5" office:value-type="string" calcext:value-type="string">
            <text:p>Chef De Projet Moa/Moe</text:p>
          </table:table-cell>
          <table:table-cell table:style-name="ce5" office:value-type="string" calcext:value-type="string">
            <text:p>Conception et modélisation de BDD|C#|SQL Server|Transact SQL|PL/SQL|Gestion de projet|ETL|VBA|TFS|SVN|Mantis|Powershell|Power AMC|HTML|.NET|ASP.NET|Oracle|Transact-SQL|Management d'équipe|AMOA|Méthode agile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Stephanie M.</text:p>
          </table:table-cell>
          <table:table-cell table:style-name="ce5" office:value-type="string" calcext:value-type="string">
            <text:p>Chef De Projet Moa</text:p>
          </table:table-cell>
          <table:table-cell table:style-name="ce5" office:value-type="string" calcext:value-type="string">
            <text:p>SQL|Oracle|Atlassian JIRA|unit4|SAP|Microsoft Visual Studio|Gestion de projet|Recette fonctionnelle|AMOA|Méthode agile|PMO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Hanghao Hu</text:p>
          </table:table-cell>
          <table:table-cell table:style-name="ce5" office:value-type="string" calcext:value-type="string">
            <text:p>Chef De Projet Moa</text:p>
          </table:table-cell>
          <table:table-cell table:style-name="ce5" office:value-type="string" calcext:value-type="string">
            <text:p>Gestion de projet|Spécifications fonctionnelles|Conduite du changement|Conseil|Facilitation de processus|Business analysis|AMOA|Transformation digitale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Sébastien Bergès</text:p>
          </table:table-cell>
          <table:table-cell table:style-name="ce5" office:value-type="string" calcext:value-type="string">
            <text:p>Product Owner / Chef De Projet Moa</text:p>
          </table:table-cell>
          <table:table-cell table:style-name="ce5" office:value-type="string" calcext:value-type="string">
            <text:p>Product management|Gestion de projet|Scrum|Méthode agile|Business analysis|Transformation digitale|Gestion de projet technique|Management d'équipe|Atlassian JIRA|Atlassian Confluence|Microsoft Excel|Microsoft Powerpoint|API|Blockchain|Anglais|Stratégie d'entreprise|AMOA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Guy Hui</text:p>
          </table:table-cell>
          <table:table-cell table:style-name="ce5" office:value-type="string" calcext:value-type="string">
            <text:p>Product Owner / Chef De Projet Moa</text:p>
          </table:table-cell>
          <table:table-cell table:style-name="ce5" office:value-type="string" calcext:value-type="string">
            <text:p>Product management|Méthode agile|CMS|MOA|E-commerce|Atlassian JIRA|Atlassian Confluence|Transformation digitale|User Testing|Spécifications fonctionnelles|AMOA|Gestion de projet|Scrum|Gestion de projet web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Samir Dkhissi</text:p>
          </table:table-cell>
          <table:table-cell table:style-name="ce5" office:value-type="string" calcext:value-type="string">
            <text:p>Chef De Projet Moa</text:p>
          </table:table-cell>
          <table:table-cell table:style-name="ce5" office:value-type="string" calcext:value-type="string">
            <text:p>Qualiac|Gestion de projet|AMOA|Conduite du changement|Spécifications fonctionnelles|pilotage|Contrôle de gestion|coordination|Achats|Comptabilité|Méthode agile|Management d'équipe|MOA|Microsoft Excel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Jérôme Roudier</text:p>
          </table:table-cell>
          <table:table-cell table:style-name="ce5" office:value-type="string" calcext:value-type="string">
            <text:p>Chef De Projet Moa - Consultant Amoa - Finance</text:p>
          </table:table-cell>
          <table:table-cell table:style-name="ce5" office:value-type="string" calcext:value-type="string">
            <text:p>Gestion de projet|Management d'équipe|finance de marché|Audit|recueil des besoins|Spécifications fonctionnelles|Recette fonctionnelle|formation des utilisateurs|Suivi de Production|AMOA|Méthode agile|Conduite du changement|Scrum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K Maison</text:p>
          </table:table-cell>
          <table:table-cell table:style-name="ce5" office:value-type="string" calcext:value-type="string">
            <text:p>Chef De Projet Moa Et Moe Ou Coordinatrice</text:p>
          </table:table-cell>
          <table:table-cell table:style-name="ce5" office:value-type="string" calcext:value-type="string">
            <text:p>Gestion de projet|MOA|Audit méthodologies qualité|Anglais|Product management|Architecture logicielle|gestion projets de test|Gestion de sous traitants|Spécifications fonctionnelles|Spécifications techniques|Management d'équipe|extraire le besoin de la demande|Méthode agile|Scrum|use case|utilisation avancée de winrunner 6.02|TestDirector 6.02 campagnes de tests|tests fonctionnels automatisés|Gestion de projet web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Luc Gebelin</text:p>
          </table:table-cell>
          <table:table-cell table:style-name="ce5" office:value-type="string" calcext:value-type="string">
            <text:p>Pmo / Chef De Projet Moa</text:p>
          </table:table-cell>
          <table:table-cell table:style-name="ce5" office:value-type="string" calcext:value-type="string">
            <text:p>Gestion de projet|PMO|coordination et pilotage|finance|fintech|MOA|Amazon Web Services|Trading|Multi currency hedging|Fixed income|Currency overlay|FX|Share class hedging|Management d'équipe|strategies SI|Conduite du changement|AMOA|Spécifications fonctionnelles|AWS security|Méthode agile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Albert Tossou</text:p>
          </table:table-cell>
          <table:table-cell table:style-name="ce5" office:value-type="string" calcext:value-type="string">
            <text:p>Chef De Projet Moa Si</text:p>
          </table:table-cell>
          <table:table-cell table:style-name="ce5" office:value-type="string" calcext:value-type="string">
            <text:p>Gestion de projet|Business analysis|MOA|Management d'équipe|Formation|Conduite du changement|Conseil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Loïc Cédric Talobou</text:p>
          </table:table-cell>
          <table:table-cell table:style-name="ce5" office:value-type="string" calcext:value-type="string">
            <text:p>Chef De Projet Moa Si</text:p>
          </table:table-cell>
          <table:table-cell table:style-name="ce5" office:value-type="string" calcext:value-type="string">
            <text:p>SQL|SQL Server|SQLite|UML|HP QUALITY CENTER|SAP Business Objects|Business analysis|Microsoft Office|Microsoft Word|Microsoft Excel|Microsoft Access|Microsoft Powerpoint|Gestion de projet|Microsoft Project|Atlassian JIRA|GANTT PROJECT|VISUAL PARADIGM|MIAGE|Communication|Ressources humaines|Conduite du changement|AMOA|Méthode agile|Management d'équipe|PMO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Tatiana Rilcy</text:p>
          </table:table-cell>
          <table:table-cell table:style-name="ce5" office:value-type="string" calcext:value-type="string">
            <text:p>Chef De Projet Moa Digital / Business Analyst</text:p>
          </table:table-cell>
          <table:table-cell table:style-name="ce5" office:value-type="string" calcext:value-type="string">
            <text:p>MOA|AGILE SCRUM|JIRA|USER STORIES|ALM</text:p>
          </table:table-cell>
          <table:table-cell table:style-name="ce8" office:value-type="string" calcext:value-type="string">
            <text:p>potential result of chef de projet moa facturation test J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Albert Tossou</text:p>
          </table:table-cell>
          <table:table-cell table:style-name="ce5" office:value-type="string" calcext:value-type="string">
            <text:p>Chef De Projet Moa Si</text:p>
          </table:table-cell>
          <table:table-cell table:style-name="ce5" office:value-type="string" calcext:value-type="string">
            <text:p>Gestion de projet|Business analysis|MOA|Management d'équipe|Formation|Conduite du changement|Conseil</text:p>
          </table:table-cell>
          <table:table-cell table:style-name="ce8" office:value-type="string" calcext:value-type="string">
            <text:p>current resukt of the algorithm for chef de projet moa facturation test J after some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K Maison</text:p>
          </table:table-cell>
          <table:table-cell table:style-name="ce5" office:value-type="string" calcext:value-type="string">
            <text:p>Chef De Projet Moa Et Moe Ou Coordinatrice</text:p>
          </table:table-cell>
          <table:table-cell table:style-name="ce5" office:value-type="string" calcext:value-type="string">
            <text:p>Gestion de projet|MOA|Audit méthodologies qualité|Anglais|Product management|Architecture logicielle|gestion projets de test|Gestion de sous traitants|Spécifications fonctionnelles|Spécifications techniques|Management d'équipe|extraire le besoin de la demande|Méthode agile|Scrum|use case|utilisation avancée de winrunner 6.02|TestDirector 6.02 campagnes de tests|tests fonctionnels automatisés|Gestion de projet web</text:p>
          </table:table-cell>
          <table:table-cell table:style-name="ce8" office:value-type="string" calcext:value-type="string">
            <text:p>current resukt of the algorithm for chef de projet moa facturation test J after some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ROCVERONIQUE</text:p>
          </table:table-cell>
          <table:table-cell table:style-name="ce5" office:value-type="string" calcext:value-type="string">
            <text:p>Chef de projet MOA MOE</text:p>
          </table:table-cell>
          <table:table-cell table:style-name="ce5" office:value-type="string" calcext:value-type="string">
            <text:p>Établir un cahier des charges|Évaluation de risques sécurité Informatique et Télécoms|Gestion de projet|Procédures d'appels d'offres|Protocoles et normes télécoms|Réaliser un appel d'offre|Techniques de planification|Urbanisation des systèmes d'information|Management|Normes qualité|Règles de sécurité Informatique et Télécoms|Gestion des Ressources Humaines|Accompagnement des équipes métier|Conduite de projet|Evaluation et maitrise des risques|Expertise technique des architectures|Maitrise d'oeuvre et d'ouvrage|Maitrise des projets transverses|Pilotage des équipes</text:p>
          </table:table-cell>
          <table:table-cell table:style-name="ce8" office:value-type="string" calcext:value-type="string">
            <text:p>current resukt of the algorithm for chef de projet moa facturation test J after some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CHRISTIAN APPINO</text:p>
          </table:table-cell>
          <table:table-cell table:style-name="ce5" office:value-type="string" calcext:value-type="string">
            <text:p>Chef de projet MOA informatique</text:p>
          </table:table-cell>
          <table:table-cell table:style-name="ce5" office:value-type="string" calcext:value-type="string">
            <text:p>Analyser les processus métier|Définir des solutions fonctionnelles|Définir les évolutions d'un système d'information|Déployer des applications|Identifier des choix stratégiques d'évolution des systèmes d'information de l'entreprise|Mettre en oeuvre des préconisations fonctionnelles et techniques|Participer à la mise en place d'un Progiciel de Gestion Intégré (PGI)|Présenter les évolutions du système d'information au commanditaire|Procéder aux phases de tests et de recettes des applications développées|Procédures d'élaboration d'un plan de tests (étapes, scénarii...)|Progiciels de Gestion Intégrée (PGI) / Enterprise Resource Planning (ERP)|Progiciels spécifiques à la logistique|Recenser les besoins du commanditaire|Coordonner les différentes étapes d'un projet|Établir un cahier des charges|Gestion de projet|Piloter un projet|Réaliser un appel d'offre|Gestion commerciale, relation clients|Process et procédures d'achats|Coordonner l'activité d'une équipe|Outils de planification des ressources humaines|CRM|Gestion de projet|Gestion tierce maintenance applicative|Intégration de progiciel|Maitrise d'ouvrage informatique</text:p>
          </table:table-cell>
          <table:table-cell table:style-name="ce8" office:value-type="string" calcext:value-type="string">
            <text:p>current resukt of the algorithm for chef de projet moa facturation test J after some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Loïc Cédric Talobou</text:p>
          </table:table-cell>
          <table:table-cell table:style-name="ce5" office:value-type="string" calcext:value-type="string">
            <text:p>Chef De Projet Moa Si</text:p>
          </table:table-cell>
          <table:table-cell table:style-name="ce5" office:value-type="string" calcext:value-type="string">
            <text:p>SQL|SQL Server|SQLite|UML|HP QUALITY CENTER|SAP Business Objects|Business analysis|Microsoft Office|Microsoft Word|Microsoft Excel|Microsoft Access|Microsoft Powerpoint|Gestion de projet|Microsoft Project|Atlassian JIRA|GANTT PROJECT|VISUAL PARADIGM|MIAGE|Communication|Ressources humaines|Conduite du changement|AMOA|Méthode agile|Management d'équipe|PMO</text:p>
          </table:table-cell>
          <table:table-cell table:style-name="ce8" office:value-type="string" calcext:value-type="string">
            <text:p>current resukt of the algorithm for chef de projet moa facturation test J after some improvment</text:p>
          </table:table-cell>
          <table:table-cell table:style-name="ce2" table:number-columns-repeated="1020"/>
        </table:table-row>
        <table:table-row table:style-name="ro4">
          <table:table-cell office:value-type="string" calcext:value-type="string">
            <text:p>Anthony Mabille</text:p>
          </table:table-cell>
          <table:table-cell table:style-name="ce6" office:value-type="string" calcext:value-type="string">
            <text:p>Directeur Informatique - Consultant Stratégie It</text:p>
          </table:table-cell>
          <table:table-cell office:value-type="string" calcext:value-type="string">
            <text:p>Gestion de projet|Management d'équipe|Transformation digitale|Conseil|Stratégie SI|Conduite du changement|Méthode agile|AMOA|Stratégie d'entreprise|Product management|Stratégie commerciale|Business development|Gestion de projet web|Business plan|Business model|PMO|Spécifications fonctionnelles|Stratégie webmarketing|Gestion de projet technique|Start-up|Planning stratégique|MOA|Business analysis|Lean startup|Communication digitale|Stratégie de communication|Community management|Service client</text:p>
          </table:table-cell>
          <table:table-cell table:style-name="ce7" office:value-type="string" calcext:value-type="string">
            <text:p>result of </text:p>
            <text:p>Architecte technique infrastructure before algorithm improvmen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otfi C.</text:p>
          </table:table-cell>
          <table:table-cell table:style-name="ce5" office:value-type="string" calcext:value-type="string">
            <text:p>Ingénieur Infrastructure Systeme</text:p>
          </table:table-cell>
          <table:table-cell table:style-name="ce5" office:value-type="string" calcext:value-type="string">
            <text:p>Network administration|System administration|VMWARE|Consulting|Monitoring|DevOps|dell|Microsoft Azure|Cloud computing|Oracle|storage|emc|vdi|Architecture SI|Amazon Web Services|sunray|hp|backup|vps|sites internet|hébergement|RDS|redhat|ovh|amazon|HaProxy|MySQL|Nginx</text:p>
          </table:table-cell>
          <table:table-cell table:style-name="ce7" office:value-type="string" calcext:value-type="string">
            <text:p>result of </text:p>
            <text:p>Architecte technique infrastructure before algorithm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STSEBAN</text:p>
          </table:table-cell>
          <table:table-cell table:style-name="ce5" office:value-type="string" calcext:value-type="string">
            <text:p>CHEF DE PROJET EN INFORMATIQUE DE GESTION / RESPONSABLE SECURITE IT</text:p>
          </table:table-cell>
          <table:table-cell table:style-name="ce5" office:value-type="string" calcext:value-type="string">
            <text:p>Établir un cahier des charges|Gestion de projet|Piloter un projet|Technologies informatiques|Audit interne|Règlement Général européen sur la Protection des Données (RGPD)|Management|Définir et contrôler l'application des procédures qualité et sécurité des systèmes d'information et de télécoms|Règles de sécurité Informatique et Télécoms|Administration Réseau|DBA Oracle et SQL Serveur|DPO - Normes RGPD|ERP|Expert Fonctionnel Facturation / Achats|Expert Fonctionnel Gestion de Production / Stocks|Expert Sécurité Informatique|Finances <text:s/>- Comptabilité|Gestion de projet IT|PCA / PRA / DRP|RGPD</text:p>
          </table:table-cell>
          <table:table-cell table:style-name="ce7" office:value-type="string" calcext:value-type="string">
            <text:p>result of </text:p>
            <text:p>Architecte technique infrastructure before algorithm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LAURENT BARBEAU</text:p>
          </table:table-cell>
          <table:table-cell table:style-name="ce5" office:value-type="string" calcext:value-type="string">
            <text:p>Directeur Informatique / Responsable IT</text:p>
          </table:table-cell>
          <table:table-cell table:style-name="ce5" office:value-type="string" calcext:value-type="string">
            <text:p>Concevoir le schéma directeur à partir des orientations fixées par la direction et des besoins des services utilisateurs et superviser les modalités de mise en oeuvre|Coordonner les différentes étapes d'un projet|Définir une politique de sous-traitance|Établir un cahier des charges|Évaluation de risques sécurité Informatique et Télécoms|Gestion de projet|Mettre en place une politique de sous-traitance|Piloter un projet|Procéder au choix de réalisation, de traitement en interne ou par sous-traitance et en contrôler la conformité de réalisation|Réaliser un appel d'offre|Superviser un projet d'étude et développement|Techniques de planification|Technologies informatiques|Diriger un service, une structure|Gérer le budget global d'une structure|Management|Superviser des études d'architecture fonctionnelle et technique de systèmes d'information|Superviser une unité de production|Superviser un secteur/projet de sécurité, qualité|Définir et mettre en oeuvre une gestion des risques (sécurité, confidentialité, intégrité, fiabilité, ...) des systèmes d'information|Définir la stratégie et l'orientation des systèmes d'information et télécoms d'une structure (évolution, organisation)|Superviser un projet d'architecture|Surveiller des évolutions technologiques des systèmes d'information et de télécommunications et proposer des solutions techniques|Urbanisation des systèmes d'information|Analyser et définir les besoins de l'entreprise, des utilisateurs en matière d'organisation et de systèmes d'information et de télécoms|Règles de sécurité Informatique et Télécoms|Superviser un secteur/projet de déploiement (matériels, système, réseau, postes de travail, logiciels)|Superviser un secteur/projet de pilotage de ressources logiques et physiques|Audit interne|Gestion budgétaire|Définir et contrôler l'application des procédures qualité et sécurité des systèmes d'information et de télécoms|Normes qualité|Gestion des Ressources Humaines|Mettre en place des actions de gestion de ressources humaines|Superviser un secteur/projet de maintenance|Intervenir en recherche, innovation et prospective|Administration de bases de données|Gestion de méthodes agile|Gestion de service utilisateur|Gestion du développement d'applications|Mise en place d'infrastructure informatique|Relations humaines</text:p>
          </table:table-cell>
          <table:table-cell table:style-name="ce7" office:value-type="string" calcext:value-type="string">
            <text:p>result of </text:p>
            <text:p>Architecte technique infrastructure before algorithm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PHILIPPE DONDRILLE</text:p>
          </table:table-cell>
          <table:table-cell table:style-name="ce5" office:value-type="string" calcext:value-type="string">
            <text:p>Manager des Opérations IT / Directeur de Projets IT</text:p>
          </table:table-cell>
          <table:table-cell table:style-name="ce5" office:value-type="string" calcext:value-type="string">
            <text:p>Établir un cahier des charges|Évaluation de risques sécurité Informatique et Télécoms|Gestion de projet|Procédures d'appels d'offres|Réaliser un appel d'offre|Techniques de planification|Technologies informatiques|Règles de sécurité Informatique et Télécoms|Technologies télécoms|Management|Normes qualité|Gestion des Ressources Humaines|Excel - Word - Powerpoint|Gestion de Projet|ITIL</text:p>
          </table:table-cell>
          <table:table-cell table:style-name="ce7" office:value-type="string" calcext:value-type="string">
            <text:p>result of </text:p>
            <text:p>Architecte technique infrastructure before algorithm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Alain Regnier</text:p>
          </table:table-cell>
          <table:table-cell table:style-name="ce5" office:value-type="string" calcext:value-type="string">
            <text:p>Architecte Technique - Kubernetes, Gcp, Java, Web</text:p>
          </table:table-cell>
          <table:table-cell table:style-name="ce5" office:value-type="string" calcext:value-type="string">
            <text:p>Google cloud|Java|Kubernetes|Architect|Start-up|Google App Engine|Cloud computing|MySQL|Docker</text:p>
          </table:table-cell>
          <table:table-cell table:style-name="ce8" office:value-type="string" calcext:value-type="string">
            <text:p>potential result with architecte technique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Marc J.</text:p>
          </table:table-cell>
          <table:table-cell table:style-name="ce5" office:value-type="string" calcext:value-type="string">
            <text:p>Devops / Architecte Technique / Expert Aws</text:p>
          </table:table-cell>
          <table:table-cell table:style-name="ce5" office:value-type="string" calcext:value-type="string">
            <text:p>Kubernetes|Docker|DevOps|MySQL|MongoDB|Amazon Web Services|Google cloud|GO|RabbitMQ|Elastisearch|Node.js|Redis|Symfony|HTML5|JavaScript|Scrum|Gestion de projet web|Gestion de projet technique|PHP|Java|jQuery</text:p>
          </table:table-cell>
          <table:table-cell table:style-name="ce8" office:value-type="string" calcext:value-type="string">
            <text:p>potential result with architecte technique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Didier Schonne</text:p>
          </table:table-cell>
          <table:table-cell table:style-name="ce5" office:value-type="string" calcext:value-type="string">
            <text:p>Architecte Technique - Java, Angular, Devops</text:p>
          </table:table-cell>
          <table:table-cell table:style-name="ce5" office:value-type="string" calcext:value-type="string">
            <text:p>Java|Spring|Angular|Docker|DevOps|Architecture SI|Apache Kafka|GitLab|Lean startup|Méthode agile|Linux|JHipster|Hibernate|Intégration continue|ELK|JavaScript|Typescript|TDD</text:p>
          </table:table-cell>
          <table:table-cell table:style-name="ce8" office:value-type="string" calcext:value-type="string">
            <text:p>potential result with architecte technique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Rédouane Khiter</text:p>
          </table:table-cell>
          <table:table-cell table:style-name="ce5" office:value-type="string" calcext:value-type="string">
            <text:p>Architecte Technique Java</text:p>
          </table:table-cell>
          <table:table-cell table:style-name="ce5" office:value-type="string" calcext:value-type="string">
            <text:p>Java|Spring|Hybris|Docker|Intégration continue|API|gatling|TDD|Developper Certification|HTML5|MySQL</text:p>
          </table:table-cell>
          <table:table-cell table:style-name="ce8" office:value-type="string" calcext:value-type="string">
            <text:p>potential result with architecte technique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Grégory Lony</text:p>
          </table:table-cell>
          <table:table-cell table:style-name="ce5" office:value-type="string" calcext:value-type="string">
            <text:p>Architecte Infrastructure Cloud / Ingénieur Devops</text:p>
          </table:table-cell>
          <table:table-cell table:style-name="ce5" office:value-type="string" calcext:value-type="string">
            <text:p>DevOps|Data visualisation|Laravel|Microservices|MySQL|Kubernetes|Node.js|Wordpress|Big Data</text:p>
          </table:table-cell>
          <table:table-cell table:style-name="ce7" office:value-type="string" calcext:value-type="string">
            <text:p>result for</text:p>
            <text:p>Architecte technique infrastructure after algorithm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Lotfi C.</text:p>
          </table:table-cell>
          <table:table-cell table:style-name="ce5" office:value-type="string" calcext:value-type="string">
            <text:p>Ingénieur Infrastructure Systeme</text:p>
          </table:table-cell>
          <table:table-cell table:style-name="ce5" office:value-type="string" calcext:value-type="string">
            <text:p>Network administration|System administration|VMWARE|Consulting|Monitoring|DevOps|dell|Microsoft Azure|Cloud computing|Oracle|storage|emc|vdi|Architecture SI|Amazon Web Services|sunray|hp|backup|vps|sites internet|hébergement|RDS|redhat|ovh|amazon|HaProxy|MySQL|Nginx</text:p>
          </table:table-cell>
          <table:table-cell table:style-name="ce7" office:value-type="string" calcext:value-type="string">
            <text:p>result for</text:p>
            <text:p>Architecte technique infrastructure after algorithm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Alexandre D.</text:p>
          </table:table-cell>
          <table:table-cell table:style-name="ce5" office:value-type="string" calcext:value-type="string">
            <text:p>Dsi, Administration Infrastructure Et Réseaux.</text:p>
          </table:table-cell>
          <table:table-cell table:style-name="ce5" office:value-type="string" calcext:value-type="string">
            <text:p>Administration réseaux|Microsoft Hyper-V Virtualization|Windows Server|Autodesk|Inventor|Vault|Microsoft Exchange|ASP.NET MVC|C# C++|Microsoft Visual Studio|Autocad|PHP|JavaScript|jQuery|Microsoft|Administration système|Active Directory|Virtualisation</text:p>
          </table:table-cell>
          <table:table-cell table:style-name="ce7" office:value-type="string" calcext:value-type="string">
            <text:p>result for</text:p>
            <text:p>Architecte technique infrastructure after algorithm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FRANCOIS GHAMBA</text:p>
          </table:table-cell>
          <table:table-cell table:style-name="ce5" office:value-type="string" calcext:value-type="string">
            <text:p>DIRECTEUR INFORMATIQUE ET TECHNIQUE</text:p>
          </table:table-cell>
          <table:table-cell table:style-name="ce5" office:value-type="string" calcext:value-type="string">
            <text:p>Évaluation de risques sécurité Informatique et Télécoms|Gestion de projet|Procédures d'appels d'offres|Technologies informatiques|Règles de sécurité Informatique et Télécoms|Réseaux informatiques et télécoms|Audit interne|Règlement Général européen sur la Protection des Données (RGPD)|Management|Normes qualité|2017 <text:s text:c="2"/>The Knowledge Academy: CompTIA Security+|2017 <text:s/>The Knowledge Academy: CompTIA Security+ Practioner|2017 <text:s/>The Knowledge Academy: ITIL Foundation Certifie|2017 <text:s/>The Knowledge Academy: ITIL professional practioner|Demenagement vers nouveau site|Gestion / operation <text:s text:c="2"/>parc telephonie mobile|Gestion / operation <text:s/>user et parc informatique</text:p>
          </table:table-cell>
          <table:table-cell table:style-name="ce7" office:value-type="string" calcext:value-type="string">
            <text:p>result for</text:p>
            <text:p>Architecte technique infrastructure after algorithm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YANN AUBERT</text:p>
          </table:table-cell>
          <table:table-cell table:style-name="ce5" office:value-type="string" calcext:value-type="string">
            <text:p>Chef de projet infrastructure senior</text:p>
          </table:table-cell>
          <table:table-cell table:style-name="ce5" office:value-type="string" calcext:value-type="string">
            <text:p>Analyser des problèmes techniques|Apporter une assistance technique|Concevoir le schéma directeur à partir des orientations fixées par la direction et des besoins des services utilisateurs et superviser les modalités de mise en oeuvre|Contrôler le fonctionnement d'un outil ou équipement|Définir une politique de sous-traitance|Déterminer des mesures correctives|Déterminer les conditions de réalisation d'un projet|Déterminer les solutions et préconisations techniques et les communiquer aux clients|Établir un cahier des charges|Établir un devis|Évaluation de risques sécurité Informatique et Télécoms|Méthodes et outils de résolution de problèmes|Mettre en place une politique de sous-traitance|Procéder au choix de réalisation, de traitement en interne ou par sous-traitance et en contrôler la conformité de réalisation|Promouvoir un projet|Superviser un projet d'étude et développement|Technologies informatiques|Vérifier le fonctionnement de l'installation et des équipements (répartiteur, table de coulée, électrodes, réfractaires, ...)|Concevoir et développer les programmes et applications informatiques|Définir et mettre en oeuvre une gestion des risques (sécurité, confidentialité, intégrité, fiabilité, ...) des systèmes d'information|Définir la stratégie et l'orientation des systèmes d'information et télécoms d'une structure (évolution, organisation)|Déterminer les phases et procédures de tests techniques et fonctionnels de programmes et applications informatiques|Informer les clients des problèmes techniques relevés et des modifications et réparations à apporter|Langages de programmation informatique|Superviser un projet d'architecture|Urbanisation des systèmes d'information|Diriger un service, une structure|Gérer le budget global d'une structure|Management|Organiser un planning du personnel|Superviser des études d'architecture fonctionnelle et technique de systèmes d'information|Superviser une unité de production|Superviser un secteur/projet de sécurité, qualité|Techniques d'animation d'équipe|Analyser et définir les besoins de l'entreprise, des utilisateurs en matière d'organisation et de systèmes d'information et de télécoms|Établir le plan de sécurité d'un système d'information d'entreprise|Règles de sécurité Informatique et Télécoms|Superviser un secteur/projet de déploiement (matériels, système, réseau, postes de travail, logiciels)|Technologies télécoms|Analyser les besoins du client|Proposer un service, produit adapté à la demande client|Contrôler et rédiger l'application des consignes|Définir et contrôler l'application des procédures qualité et sécurité des systèmes d'information et de télécoms|Établir un contrat|Mettre à jour une documentation technique|Réaliser des tests et essais, analyser les résultats et déterminer les mises au point du produit, du procédé|Conseiller et prescrire des solutions techniques correctives, préventives ou d'amélioration des équipements|Former des utilisateurs à un produit ou un équipement|Traiter l'information (collecter, classer et mettre à jour)|Gestion des Ressources Humaines|Algorithmique</text:p>
          </table:table-cell>
          <table:table-cell table:style-name="ce7" office:value-type="string" calcext:value-type="string">
            <text:p>result for</text:p>
            <text:p>Architecte technique infrastructure after algorithm improvment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Louis Le Lann</text:p>
          </table:table-cell>
          <table:table-cell table:style-name="ce5" office:value-type="string" calcext:value-type="string">
            <text:p>Développeur Java, Python, Sql</text:p>
          </table:table-cell>
          <table:table-cell table:style-name="ce5" office:value-type="string" calcext:value-type="string">
            <text:p>Java|Python|SQL|Eclipse|Netbeans|Pycharm|PostgreSQL|HTML5|PHP|CSS3|Git|Développement Back-End</text:p>
          </table:table-cell>
          <table:table-cell table:style-name="ce8" office:value-type="string" calcext:value-type="string">
            <text:p>result for</text:p>
            <text:p>Développeur Python/No SQL after algorithm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Stéphane Guirriec</text:p>
          </table:table-cell>
          <table:table-cell table:style-name="ce5" office:value-type="string" calcext:value-type="string">
            <text:p>Développeur Vba,Sql,C#,C,C++</text:p>
          </table:table-cell>
          <table:table-cell table:style-name="ce5" office:value-type="string" calcext:value-type="string">
            <text:p>Android|React Native|Microsoft Access|VBA|SQL|C#|C|Systèmes embarqués</text:p>
          </table:table-cell>
          <table:table-cell table:style-name="ce8" office:value-type="string" calcext:value-type="string">
            <text:p>result for</text:p>
            <text:p>Développeur Python/No SQL after algorithm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Alex Spitz</text:p>
          </table:table-cell>
          <table:table-cell table:style-name="ce5" office:value-type="string" calcext:value-type="string">
            <text:p>Développeur Java React.Js Django Sql .Net </text:p>
          </table:table-cell>
          <table:table-cell table:style-name="ce5" office:value-type="string" calcext:value-type="string">
            <text:p>React.js|Java|.NET|SQL|Django|Angular|Node.js|User Experience Design|JavaScript|PostgreSQL|SQL Server|Vue.js|Python|Scikit-learn|MySQL|HTML5|CSS3|Git|Développement Front-End|Développement Back-End|User Interface Design</text:p>
          </table:table-cell>
          <table:table-cell table:style-name="ce8" office:value-type="string" calcext:value-type="string">
            <text:p>result for</text:p>
            <text:p>Développeur Python/No SQL after algorithm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François R.</text:p>
          </table:table-cell>
          <table:table-cell table:style-name="ce5" office:value-type="string" calcext:value-type="string">
            <text:p>Développeur Vb6 Vb.Net Php Sql Server</text:p>
          </table:table-cell>
          <table:table-cell table:style-name="ce5" office:value-type="string" calcext:value-type="string">
            <text:p>VB6|VB.NET|C#|SQL|PHP|HTML|JavaScript|VBScript|CSS|VBA</text:p>
          </table:table-cell>
          <table:table-cell table:style-name="ce8" office:value-type="string" calcext:value-type="string">
            <text:p>result for</text:p>
            <text:p>Développeur Python/No SQL after algorithm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Ollivier Herry</text:p>
          </table:table-cell>
          <table:table-cell table:style-name="ce5" office:value-type="string" calcext:value-type="string">
            <text:p>Expert Vba, .Net, Sql / Développeur C++ / Web</text:p>
          </table:table-cell>
          <table:table-cell table:style-name="ce5" office:value-type="string" calcext:value-type="string">
            <text:p>C++|C|VBA|SQL|PHP|VB.NET|Wordpress|VB6|HTML5|CSS3|JavaScript|MySQL|Développement Front-End</text:p>
          </table:table-cell>
          <table:table-cell table:style-name="ce8" office:value-type="string" calcext:value-type="string">
            <text:p>result for</text:p>
            <text:p>Développeur Python/No SQL after algorithm improvment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Stéphane Guilly</text:p>
          </table:table-cell>
          <table:table-cell table:style-name="ce5" office:value-type="string" calcext:value-type="string">
            <text:p>Développeur Fullstack (Nosql/Node.Js/Angularjs)</text:p>
          </table:table-cell>
          <table:table-cell table:style-name="ce5" office:value-type="string" calcext:value-type="string">
            <text:p>Méthode agile|JavaScript|AngularJS|Node.js|HTML5|MongoDB|Docker|Fullstack|noSQL|InfluxDB|Redis|REST|Gulp|GitHub|Bower|CSS|Cordova|Ionic|Loopback|Strongloop|Angular Material|SASS|Bootstrap|Grafana</text:p>
          </table:table-cell>
          <table:table-cell table:style-name="ce8" office:value-type="string" calcext:value-type="string">
            <text:p>potential result for Développeur No SQL</text:p>
          </table:table-cell>
          <table:table-cell table:style-name="ce2" office:value-type="string" calcext:value-type="string">
            <text:p>remark i type no SQL on my current database on poste du tiers column.only result i found with noSQL i found another one but on the competence cles column with amoa architecte data with no sql as a competencies but i dont select it</text:p>
          </table:table-cell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Ariel Biton</text:p>
          </table:table-cell>
          <table:table-cell table:style-name="ce5" office:value-type="string" calcext:value-type="string">
            <text:p>(Full-Stack / Backend) Javascript Developer (NodeJs / React / Meteor) - Currently not Available - Only in Freelance</text:p>
          </table:table-cell>
          <table:table-cell table:style-name="ce5" office:value-type="string" calcext:value-type="string">
            <text:p>Software Development|Open Source|Integration|Scrum|Security|Web Applications|Object Oriented Design|Agile Methodologies|Programming|Web Development|Web Services|Software Design|Design Patterns|TCP/IP|Software Engineering|Shell Scripting|Test Driven Development|Cloud Computing|OOP|Node.js|React.js|MongoDB|Meteor|HTML 5|Git|C|Ruby|Python|Linux|XSLT|XML|Ruby on Rails|Ubuntu|Java|JavaScript|HTML|CSS|jQuery|JSON|REST</text:p>
          </table:table-cell>
          <table:table-cell table:style-name="ce8" office:value-type="string" calcext:value-type="string">
            <text:p>potential result for Développeur Python</text:p>
          </table:table-cell>
          <table:table-cell table:style-name="ce2" office:value-type="string" calcext:value-type="string">
            <text:p>remark potential result when typing Python on the table. Result with python key word has been shown on " competences clés" column. Here based on result i only put here those with developer on the title coz i wont select an engineer for network where here they are looking for a developer with nosql and python experience</text:p>
          </table:table-cell>
          <table:table-cell table:style-name="ce8" table:number-columns-repeated="2"/>
          <table:table-cell table:style-name="ce9"/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Xavier Carpentier</text:p>
          </table:table-cell>
          <table:table-cell table:style-name="ce5" office:value-type="string" calcext:value-type="string">
            <text:p>Senior React Native Developer Freelance Remote</text:p>
          </table:table-cell>
          <table:table-cell table:style-name="ce5" office:value-type="string" calcext:value-type="string">
            <text:p>React Native|JavaScript|Web Development|Web Applications|Cloud Computing|REST|Node.js|AngularJS|Scala|Ruby|Git|ionic framework|Ruby on Rails|React.js|Java|Python|Django|SASS|Spring Framework|Jenkins|Open Source|Docker|HTML5|JSON|HTML|ReasonML|Functional Programming|Play Framework|Front-end|Back-end|Heroku|Amazon EC2|CoffeeScript|Representational State Transfer (REST)|Cascading Style Sheets (CSS)</text:p>
          </table:table-cell>
          <table:table-cell table:style-name="ce8" office:value-type="string" calcext:value-type="string">
            <text:p>potential result for Développeur Python</text:p>
          </table:table-cell>
          <table:table-cell table:style-name="ce2" office:value-type="string" calcext:value-type="string">
            <text:p>remark potential result when typing Python on the table. Result with python key word has been shown on " competences clés" column. Here based on result i only put here those with developer on the title coz i wont select an engineer for network where here they are looking for a developer with nosql and python experience</text:p>
          </table:table-cell>
          <table:table-cell table:style-name="ce8" table:number-columns-repeated="2"/>
          <table:table-cell table:style-name="ce9"/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Maxime Valette</text:p>
          </table:table-cell>
          <table:table-cell table:style-name="ce5" office:value-type="string" calcext:value-type="string">
            <text:p>Développeur web fullstack chez Connected Company</text:p>
          </table:table-cell>
          <table:table-cell table:style-name="ce5" office:value-type="string" calcext:value-type="string">
            <text:p>Node.js|JavaScript|React|Programmation|Administration réseau|Conception bases de données|MySQL|JAVA|Base de données|SQLite|Python|Modèle MVC de Spring|UML|Linux|C++|HTML5|PHP|ASP.NET|jQuery|Git|Laravel|Architecture MVC|vuejs|Framework Symfony</text:p>
          </table:table-cell>
          <table:table-cell table:style-name="ce8" office:value-type="string" calcext:value-type="string">
            <text:p>potential result for Développeur Python</text:p>
          </table:table-cell>
          <table:table-cell table:style-name="ce2" office:value-type="string" calcext:value-type="string">
            <text:p>remark potential result when typing Python on the table. Result with python key word has been shown on " competences clés" column. Here based on result i only put here those with developer on the title coz i wont select an engineer for network where here they are looking for a developer with nosql and python experience</text:p>
          </table:table-cell>
          <table:table-cell table:style-name="ce8" table:number-columns-repeated="2"/>
          <table:table-cell table:style-name="ce9"/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Loïc Lauréote</text:p>
          </table:table-cell>
          <table:table-cell table:style-name="ce5" office:value-type="string" calcext:value-type="string">
            <text:p>Développeur Backend chez Indépendant chez Carrefour GoogleCloudCoreTeam</text:p>
          </table:table-cell>
          <table:table-cell table:style-name="ce5" office:value-type="string" calcext:value-type="string">
            <text:p>Python|Linux|Informatique|Programmation web|Développement de logiciel|Molecular Biology|Bioinformatics|Computer Science|Statistics|MySQL|python|Perl|java|Perl Script|R|Java|GUI development|Algorithm Design|Molecular Imaging|Cell Physiology|Structural Bioinformatics|VTK|Phylogenetics</text:p>
          </table:table-cell>
          <table:table-cell table:style-name="ce8" office:value-type="string" calcext:value-type="string">
            <text:p>potential result for Développeur Python</text:p>
          </table:table-cell>
          <table:table-cell table:style-name="ce8" office:value-type="string" calcext:value-type="string">
            <text:p>remark potential result when typing Python on the table. Result with python key word has been shown on " competences clés" column. Here based on result i only put here those with developer on the title coz i wont select an engineer for network where here they are looking for a developer with nosql and python experience</text:p>
            <text:p>=&gt; may be this is what is missing here when looking for a keyword when the search is not providing 100% of word matching is to look based on titke to search collection word of besoin and check if the resukt provide with one or 2 of the word .  found here other result with consultant python that i dont select as a consultant is not necessary a developer</text:p>
          </table:table-cell>
          <table:table-cell table:style-name="ce8" table:number-columns-repeated="2"/>
          <table:table-cell table:style-name="ce9"/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Nicolas Pantel</text:p>
          </table:table-cell>
          <table:table-cell table:style-name="ce5" office:value-type="string" calcext:value-type="string">
            <text:p>Développeur Senior Python / Django / Angular</text:p>
          </table:table-cell>
          <table:table-cell table:style-name="ce5" office:value-type="string" calcext:value-type="string">
            <text:p>Python|Django|Angular|REST|SQL|JavaScript|Bootstrap 3|PostgreSQL|MySQL|HTML5|CSS3|jQuery</text:p>
          </table:table-cell>
          <table:table-cell table:style-name="ce8" office:value-type="string" calcext:value-type="string">
            <text:p>potential result for Développeur Python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Christophe D.</text:p>
          </table:table-cell>
          <table:table-cell table:style-name="ce5" office:value-type="string" calcext:value-type="string">
            <text:p>Développeur Fullstack Ionic Angular Dataviz Datasc</text:p>
          </table:table-cell>
          <table:table-cell table:style-name="ce5" office:value-type="string" calcext:value-type="string">
            <text:p>Ionic|Data visualisation|3D|Firebase|Angular|Fullstack|Machine learning|Node.js|Data science|TensorFlow|Internet des objets|AMOA|Onshape|Data mining|3D CAM|Méthode agile|Développement Back-End|Catia|PHP|Développement Front-End|Java|C++|Python|CFAO|User Experience Design|MOA|Adobe Illustrator</text:p>
          </table:table-cell>
          <table:table-cell table:style-name="ce8" office:value-type="string" calcext:value-type="string">
            <text:p>potential result for Développeur Python</text:p>
          </table:table-cell>
          <table:table-cell table:style-name="ce2" office:value-type="string" calcext:value-type="string">
            <text:p>on competence we have python and on tiers job we can found developpeur. So i think a check before the selction can be done with title to search and see the acurancy before selected it</text:p>
          </table:table-cell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Sébastien Vincent</text:p>
          </table:table-cell>
          <table:table-cell table:style-name="ce5" office:value-type="string" calcext:value-type="string">
            <text:p>Développeur Backend / Data Scientist / Cto </text:p>
          </table:table-cell>
          <table:table-cell table:style-name="ce5" office:value-type="string" calcext:value-type="string">
            <text:p>Développement Back-End|Data science|Machine learning|NLP|CTO|Python|Blockchain|Elasticsearch|Computer vision|OpenCV|Data mining|C|Spécifications fonctionnelles|JavaScript|Scraping|Pandas|recommender system|Redis|Sécurité|MOA|MySQL|Flask|Scikit-learn|MongoDB|Gestion de projet|Airflow|AWS|zookeeper|Hive|Elixir</text:p>
          </table:table-cell>
          <table:table-cell table:style-name="ce8" office:value-type="string" calcext:value-type="string">
            <text:p>result developpeur SPLK after implementation of algorith and keyword added. Its due to keyword we got result here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Calliane You</text:p>
          </table:table-cell>
          <table:table-cell table:style-name="ce5" office:value-type="string" calcext:value-type="string">
            <text:p>Data Scientist,Développeur De Solutions,Formation</text:p>
          </table:table-cell>
          <table:table-cell table:style-name="ce5" office:value-type="string" calcext:value-type="string">
            <text:p>Python|R|Data science|Data visualisation|SQL|Tableau software|Matlab|Deep Learning|TensorFlow|Marketing|Microsoft Excel|Machine learning|Big Data|Data mining|NLP|Web|jupyter notebook|Shiny|Elasticsearch|Kibana|logstash|RStudio|neural networks|Microsoft Powerpoint|Traitement de logs|Windows 10|Ubuntu|Linux|SQL Server|UML|Modélisation et diagrammes|Protégé|Base de connaissances|Ontologies|Mindmap|Outils open source|Réutilisabilité</text:p>
          </table:table-cell>
          <table:table-cell table:style-name="ce8" office:value-type="string" calcext:value-type="string">
            <text:p>result developpeur SPLK after implementation of algorithm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Yann Florimont</text:p>
          </table:table-cell>
          <table:table-cell table:style-name="ce5" office:value-type="string" calcext:value-type="string">
            <text:p>Développeur &amp; Data Scientist</text:p>
          </table:table-cell>
          <table:table-cell table:style-name="ce5" office:value-type="string" calcext:value-type="string">
            <text:p>Python|Django|GO|Développement|Data science|Machine learning|Deep Learning|Application Mobile</text:p>
          </table:table-cell>
          <table:table-cell table:style-name="ce8" office:value-type="string" calcext:value-type="string">
            <text:p>result developpeur SPLK after implementation of algorithm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Cédric Dromzée 🚀</text:p>
          </table:table-cell>
          <table:table-cell table:style-name="ce5" office:value-type="string" calcext:value-type="string">
            <text:p><text:s/>Développeur Data Ia ✔ Python ✔ Deep Learning</text:p>
          </table:table-cell>
          <table:table-cell table:style-name="ce5" office:value-type="string" calcext:value-type="string">
            <text:p>Python|data|Data visualisation|Deep Learning|Machine learning|Data science|Scikit-learn|Data mining|DevOps|SQL|Gestion de projet|R|Redmine|Chatbot|Intelligence Artificielle|Microsoft Azure|Stratégie d'entreprise|Création d'entreprise|Start-up|Docker</text:p>
          </table:table-cell>
          <table:table-cell table:style-name="ce8" office:value-type="string" calcext:value-type="string">
            <text:p>result developpeur SPLK after implementation of algorithm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Arnaud Bouchard</text:p>
          </table:table-cell>
          <table:table-cell table:style-name="ce5" office:value-type="string" calcext:value-type="string">
            <text:p>Développeur Web - Data Analyst</text:p>
          </table:table-cell>
          <table:table-cell table:style-name="ce5" office:value-type="string" calcext:value-type="string">
            <text:p>PHP|Laravel|Vue.js|SQL|JavaScript|Python|Microsoft Excel|Bootstrap|MySQL|jQuery|Data visualisation</text:p>
          </table:table-cell>
          <table:table-cell table:style-name="ce8" office:value-type="string" calcext:value-type="string">
            <text:p>result developpeur SPLK after implementation of algorithm</text:p>
          </table:table-cell>
          <table:table-cell table:style-name="ce2"/>
          <table:table-cell table:style-name="ce8" table:number-columns-repeated="2"/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Damien Schmitt</text:p>
          </table:table-cell>
          <table:table-cell table:style-name="ce5" office:value-type="string" calcext:value-type="string">
            <text:p>Consultant Infrastructures It &amp; Cloud</text:p>
          </table:table-cell>
          <table:table-cell table:style-name="ce5" office:value-type="string" calcext:value-type="string">
            <text:p>Architecte|migration|Cloud|DevOps|AWS|Python|Splunk|Serverless|CI/CD|Virtualisation|VMWARE|Linux|Windows|Conseil|Audit|Infrastructure|Stockage|PCA|PRA|Citrix|EMC|NetApp|Dell|HP|IBM|Cisco|Amazon Web Services|Cloud computing|Microsoft Azure|Cisco UCS|SAN|Storage|Serveur|Hyper-V|IAAS|Sauvegarde|Firewall|Fortinet|Brocade|Datacore|ITIL</text:p>
          </table:table-cell>
          <table:table-cell table:style-name="ce8" office:value-type="string" calcext:value-type="string">
            <text:p>potential result SPKL</text:p>
          </table:table-cell>
          <table:table-cell table:style-name="ce2" office:value-type="string" calcext:value-type="string">
            <text:p>potential with splunk here i select consultant coz when i look at the competences i can found architecte which tell me its related to technics</text:p>
          </table:table-cell>
          <table:table-cell table:style-name="ce8" table:number-columns-repeated="2"/>
          <table:table-cell table:style-name="ce2" table:number-columns-repeated="1017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6T17:55:54.272930857</meta:creation-date>
    <dc:date>2020-08-06T17:56:09.443960120</dc:date>
    <meta:editing-duration>PT15S</meta:editing-duration>
    <meta:editing-cycles>1</meta:editing-cycles>
    <meta:document-statistic meta:table-count="1" meta:cell-count="227" meta:object-count="0"/>
    <meta:generator>LibreOffice/6.4.2.2$Linux_X86_64 LibreOffice_project/40$Build-2</meta:generator>
  </office:meta>
</office:document-meta>
</file>